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42.8pt"/>
    </style:style>
    <style:style style:name="co4" style:family="table-column">
      <style:table-column-properties fo:break-before="auto" style:column-width="45.5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27.7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4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1" table:default-cell-style-name="ce3"/>
        <table:table-column table:style-name="co7" table:number-columns-repeated="1001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课堂分总和</text:p>
          </table:table-cell>
          <table:table-cell office:value-type="string" calcext:value-type="string">
            <text:p>期中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SUM([.C2:.Q2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黄若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5"/>
          <table:table-cell table:formula="of:=SUM([.C3:.Q3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梁婕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SUM([.C4:.Q4])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曾宇芊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5:.Q5])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陈欣彤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5"/>
          <table:table-cell table:formula="of:=SUM([.C6:.Q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陈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C7:.Q7])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陈振宇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table:formula="of:=SUM([.C8:.Q8])"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黄宇杨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9:.Q9])" office:value-type="float" office:value="123" calcext:value-type="float">
            <text:p>12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黄震洋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10:.Q10])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曹斯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C11:.Q11])"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曹旭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5"/>
          <table:table-cell table:formula="of:=SUM([.C12:.Q12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陈彬彬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5"/>
          <table:table-cell table:formula="of:=SUM([.C13:.Q1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陈牧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14:.Q14])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桂智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formula="of:=SUM([.C15:.Q15])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韩张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/>
          <table:table-cell table:formula="of:=SUM([.C16:.Q16])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洪文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17:.Q17])"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洪巽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SUM([.C18:.Q18])"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杜宝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table:formula="of:=SUM([.C19:.Q19])"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段宇佑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5"/>
          <table:table-cell table:formula="of:=SUM([.C20:.Q20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方宇恒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5"/>
          <table:table-cell table:formula="of:=SUM([.C21:.Q21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古镇豪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5"/>
          <table:table-cell table:formula="of:=SUM([.C22:.Q22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黄浩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23:.Q23])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黄俊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SUM([.C24:.Q24])"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黄俊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25:.Q25])"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黄顺权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table:formula="of:=SUM([.C26:.Q26])"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方圆清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5"/>
          <table:table-cell table:formula="of:=SUM([.C27:.Q27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符芳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5"/>
          <table:table-cell table:formula="of:=SUM([.C28:.Q28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顾浩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table:formula="of:=SUM([.C29:.Q29])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郭孔靖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SUM([.C30:.Q30])"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黄毅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table:formula="of:=SUM([.C31:.Q31])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纪起亮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formula="of:=SUM([.C32:.Q32])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蒋昀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5"/>
          <table:table-cell table:formula="of:=SUM([.C33:.Q33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劳祺峰</text:p>
          </table:table-cell>
          <table:table-cell table:number-columns-repeated="1001"/>
        </table:table-row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DB__1" table:target-range-address="Sheet1.R2:Sheet1.R104857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22:42:04.09570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6-01T23:11:38.077525000</dc:date>
    <meta:editing-duration>PT1H26M26S</meta:editing-duration>
    <meta:editing-cycles>60</meta:editing-cycles>
    <meta:generator>LibreOffice/5.3.3.2$MacOSX_X86_64 LibreOffice_project/3d9a8b4b4e538a85e0782bd6c2d430bafe583448</meta:generator>
    <meta:document-statistic meta:table-count="1" meta:cell-count="279" meta:object-count="0"/>
  </office:meta>
</office:document-meta>
</file>